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688" officeooo:paragraph-rsid="000896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1_2225800939"/>Question 1 description : </text:p>
      <text:p text:style-name="P1"/>
      <text:p text:style-name="P1">Dans l’informatique, l’écart de salaire entre les hommes et les femmes est de 5,5 %, alors que dans d’autres domaines, comme dans la direction d’entreprise est de 14,1 %.</text:p>
      <text:p text:style-name="P1">&lt;a href="http://www.zdnet.fr/actualites/les-ecarts-de-salaire-hommes-femmes-plus-faibles-dans-l-informatique-39815964.htm"&gt;Les écarts de salaire hommes-femmes&lt;/a&gt;</text:p>
      <text:p text:style-name="P1"/>
      <text:p text:style-name="P1">Question 2 description : </text:p>
      <text:p text:style-name="P1"/>
      <text:p text:style-name="P1">Ada Lovelace, de son vrai nom Augusta Ada King, est l’initiatrice du premier langage informatique, avant même l’ordinateur. En effet, elle a travaillé aux côtés de Charles Babbage sur la machine analytique. Elle est considérée comme la première programmeuse du monde.&lt;br /&gt;</text:p>
      <text:p text:style-name="P1">&lt;a href="https://fr.wikipedia.org/wiki/Ada_Lovelace"&gt;</text:p>
      <text:p text:style-name="P1">Ada Lovelace&lt;/a&gt;&lt;br /&gt;</text:p>
      <text:p text:style-name="P1">&lt;a href="https://fr.wikipedia.org/wiki/Machine_analytique"&gt;</text:p>
      <text:p text:style-name="P1">Machine analytique&lt;/a&gt;</text:p>
      <text:p text:style-name="P1"/>
      <text:p text:style-name="P1">Question 3 description : </text:p>
      <text:p text:style-name="P1"/>
      <text:p text:style-name="P1">Grace Hopper a inventé le Cobol, mis au point les premiers supercalculateurs et été témoin du premier bug de l'histoire de l'informatique.&lt;br /&gt;</text:p>
      <text:p text:style-name="P1">Affectée à la programmation du premier supercalculateur numérique (Harvard Mark), elle raconte qu'un insecte (bug en anglais) fut à l'origine de la première panne informatique de l'histoire.&lt;br /&gt; La mite récalcitrante fût retrouvée et collée dans le journal de bord du service avec cette phrase : "First actual case of bug being found." Le terme de bug informatique faisait son entrée dans le vocabulaire geek international ! &lt;br /&gt; La page, devenue historique, est pieusement conservée à la Smithsonian Institution.&lt;br /&gt;</text:p>
      <text:p text:style-name="P1">&lt;a href="https://fr.wikipedia.org/wiki/Grace_Hopper"&gt;Grace Hopper&lt;/a&gt;</text:p>
      <text:p text:style-name="P1"/>
      <text:p text:style-name="P1">Question 4 description : </text:p>
      <text:p text:style-name="P1"/>
      <text:p text:style-name="P1">47 % des joueurs sont des femmes, dont la moyenne d’âge est de 33 ans. 24 % d’entre elles déclarent même jouer tous les jours. &lt;br /&gt;Donc non, les jeux vidéos ne sont pas réservés aux hommes, loin de là.&lt;br /&gt;</text:p>
      <text:p text:style-name="P1">&lt;a href="https://fr.wikipedia.org/wiki/Femme_dans_l%27univers_du_jeu_vid%C3%A9o"&gt;La femme dans l'univers du jeu vidéo&lt;/a&gt;</text:p>
      <text:p text:style-name="P1"/>
      <text:p text:style-name="P1">Question 5 description : </text:p>
      <text:p text:style-name="P1"/>
      <text:p text:style-name="P1">En 1951, Grace Hopper conçoit le premier compilateur A-0 System, destiné au premier ordinateur commercial réalisé aux États-Unis le UNIVAC I.&lt;br /&gt;</text:p>
      <text:p text:style-name="P1">&lt;a href="https://fr.wikipedia.org/wiki/Grace_Hopper"&gt;Grace Hopper&lt;/a&gt;</text:p>
      <text:p text:style-name="P1"/>
      <text:p text:style-name="P1">Question 6 description : </text:p>
      <text:p text:style-name="P1"/>
      <text:p text:style-name="P1">En 1789, la France établit la déclaration des droits de l’Homme, effectivement.&lt;br /&gt; Mais en 1791, Olympe de Gouges, de son vrai nom Marie Gouze, une des premières féministes, a rédigé la Déclaration des droits de la femme et de la citoyenne, calquée sur la Déclaration des droits de l’Homme et du citoyen, ce qui, entre autres choses, lui aura valu d’être emprisonnée et guillotinée quelques années plus tard.&lt;br /&gt;</text:p>
      <text:p text:style-name="P1">&lt;a href="https://www.ldh-france.org/1791-DECLARATION-DES-DROITS-DE-LA/</text:p>
      <text:p text:style-name="P1">https://fr.wikipedia.org/wiki/Olympe_de_Gouges"&gt;La déclaration du droits des femmes&lt;/a&gt;</text:p>
      <text:p text:style-name="P1"><text:soft-page-break/></text:p>
      <text:p text:style-name="P1">Question 7 description : </text:p>
      <text:p text:style-name="P1"/>
      <text:p text:style-name="P1">L’Arabie saoudite est devenu le premier pays à accorder la nationalité à un humanoïde.&lt;br /&gt; Or, Sophia s’est présentée devant un panel d’invités sans porter ni voile ni abaya, tenue réglementaire des femmes en Arabie saoudite.&lt;br /&gt; Elle n’était pas non plus chaperonnée par un homme, ce qui vaudrait des ennuis à n’importe quelle Saoudienne en chair et en os.&lt;br /&gt; Le robot aurait donc dans ce pays plus de droits qu’une femme.&lt;br /&gt;</text:p>
      <text:p text:style-name="P1">&lt;a href="http://www.lemonde.fr/idees/article/2017/11/04/sophia-robot-saoudienne-et-citoyenne_5210094_3232.html#6xdLdCo6dQEZ6rwE.99"&gt;Sophia le robot&lt;/a&gt;</text:p>
      <text:p text:style-name="P1"/>
      <text:p text:style-name="P1">Question 8 description : </text:p>
      <text:p text:style-name="P1"/>
      <text:p text:style-name="P1">L’univers du développement web est très masculin.&lt;br /&gt; En effet, la part des femmes dans le numérique ne dépasse pas les 30 %.&lt;br /&gt;</text:p>
      <text:p text:style-name="P1">Cette femme a réellement été jugée trop belle pour être une développeuse, et son annonce a purement et simplement été supprimée.&lt;br /&gt;</text:p>
      <text:p text:style-name="P1">&lt;a href="http://www.clubic.com/pro/emploi-informatique/actualite-576708-linkedin-belle-developpeuse-web.html"&gt;Trop belle pour être développeuse&lt;/a&gt;&lt;br /&gt;</text:p>
      <text:p text:style-name="P1">&lt;a href="http://www.marieclaire.fr/,4-mythes-qui-empechent-les-femmes-de-faire-carriere-dans-le-numerique,718184.asp"&gt;Les mythes qui empêchent les femmes de faire carrière dans le numérique&lt;/a&gt;</text:p>
      <text:p text:style-name="P1"/>
      <text:p text:style-name="P1">Question 9 description : </text:p>
      <text:p text:style-name="P1"/>
      <text:p text:style-name="P1">Ou peut être que les femmes n’ont pas envie d’être confronter à ce type de préjugés sexistes sur leur lieu de travail tous les jours.&lt;br /&gt; Oui les hommes et les femmes sont différents. Et oui les femmes peuvent coder !&lt;br /&gt; Si il n’y a pas plus de femmes qui codent c’est peut être juste parce qu’on leur a donné le sentiment qu’elles n’en étaient pas capable.&lt;br /&gt; A lire, l’excellent article de Karin Verspoor, Professeure au Département informatique de l’université de Melbourne.&lt;br /&gt;</text:p>
      <text:p text:style-name="P1">&lt;a href="https://theconversation.com/the-real-reason-more-women-dont-code-59663"&gt;Pourquoi il n’y a pas plus de femmes qui codent ? &lt;/a&gt;</text:p>
      <text:p text:style-name="P1"/>
      <text:p text:style-name="P1">Question 10 description : </text:p>
      <text:p text:style-name="P1"/>
      <text:p text:style-name="P1">E2N porte une attention particulière à l'intégration des femmes dans les métiers du développement.&lt;br /&gt; Elle compte aujourd'hui un taux de 33% de femmes contre 27% en moyenne dans le monde du travail<text:bookmark-end text:name="__DdeLink__1_22258009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8:21:10.718122124</meta:creation-date>
    <dc:date>2018-03-06T18:29:22.092383890</dc:date>
    <meta:editing-duration>PT8M14S</meta:editing-duration>
    <meta:editing-cycles>2</meta:editing-cycles>
    <meta:generator>LibreOffice/5.4.5.1$Linux_X86_64 LibreOffice_project/40m0$Build-1</meta:generator>
    <meta:document-statistic meta:table-count="0" meta:image-count="0" meta:object-count="0" meta:page-count="2" meta:paragraph-count="36" meta:word-count="660" meta:character-count="4894" meta:non-whitespace-character-count="4260"/>
  </office:meta>
</office:document-meta>
</file>